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6800000426EC91BAEB67BF31D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itstream Charter" svg:font-family="'Bitstream Charter', 'Times New Roman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StarSymbol" svg:font-family="Star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automatic-styles>
    <style:style style:name="Tabela2" style:family="table">
      <style:table-properties style:width="26.603cm" fo:margin-left="0.026cm" table:align="left" style:writing-mode="page"/>
    </style:style>
    <style:style style:name="Tabela2.A" style:family="table-column">
      <style:table-column-properties style:column-width="4.193cm"/>
    </style:style>
    <style:style style:name="Tabela2.B" style:family="table-column">
      <style:table-column-properties style:column-width="4.6cm"/>
    </style:style>
    <style:style style:name="Tabela2.C" style:family="table-column">
      <style:table-column-properties style:column-width="0.707cm"/>
    </style:style>
    <style:style style:name="Tabela2.D" style:family="table-column">
      <style:table-column-properties style:column-width="1.997cm"/>
    </style:style>
    <style:style style:name="Tabela2.E" style:family="table-column">
      <style:table-column-properties style:column-width="7.096cm"/>
    </style:style>
    <style:style style:name="Tabela2.F" style:family="table-column">
      <style:table-column-properties style:column-width="8.01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-left="none" fo:border-right="none" fo:border-top="0.05pt solid #000000" fo:border-bottom="0.05pt solid #000000"/>
    </style:style>
    <style:style style:name="Tabela2.F1" style:family="table-cell">
      <style:table-cell-properties fo:padding="0.097cm" fo:border-left="none" fo:border-right="0.05pt solid #000000" fo:border-top="0.05pt solid #000000" fo:border-bottom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none" fo:border-right="0.05pt solid #000000" fo:border-top="none" fo:border-bottom="0.05pt solid #000000"/>
    </style:style>
    <style:style style:name="Tabela2.B3" style:family="table-cell">
      <style:table-cell-properties fo:padding="0.097cm" fo:border-left="none" fo:border-right="none" fo:border-top="none" fo:border-bottom="0.05pt solid #000000"/>
    </style:style>
    <style:style style:name="Tabela3" style:family="table">
      <style:table-properties style:width="26.698cm" table:align="left" style:writing-mode="page"/>
    </style:style>
    <style:style style:name="Tabela3.A" style:family="table-column">
      <style:table-column-properties style:column-width="26.698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26.698cm" table:align="left" style:writing-mode="page"/>
    </style:style>
    <style:style style:name="Tabela4.A" style:family="table-column">
      <style:table-column-properties style:column-width="3.392cm"/>
    </style:style>
    <style:style style:name="Tabela4.B" style:family="table-column">
      <style:table-column-properties style:column-width="3.799cm"/>
    </style:style>
    <style:style style:name="Tabela4.C" style:family="table-column">
      <style:table-column-properties style:column-width="8.611cm"/>
    </style:style>
    <style:style style:name="Tabela4.D" style:family="table-column">
      <style:table-column-properties style:column-width="4.653cm"/>
    </style:style>
    <style:style style:name="Tabela4.E" style:family="table-column">
      <style:table-column-properties style:column-width="3.332cm"/>
    </style:style>
    <style:style style:name="Tabela4.F" style:family="table-column">
      <style:table-column-properties style:column-width="2.91cm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A9" style:family="table-cell">
      <style:table-cell-properties fo:padding="0.097cm" fo:border-left="0.05pt solid #000000" fo:border-right="none" fo:border-top="none" fo:border-bottom="0.05pt solid #000000"/>
    </style:style>
    <style:style style:name="Tabela4.B9" style:family="table-cell">
      <style:table-cell-properties fo:padding="0.097cm" fo:border-left="0.05pt solid #000000" fo:border-right="none" fo:border-top="none" fo:border-bottom="0.05pt solid #000000"/>
    </style:style>
    <style:style style:name="Tabela8" style:family="table">
      <style:table-properties style:width="26.698cm" fo:break-before="page" table:align="left" style:writing-mode="page"/>
    </style:style>
    <style:style style:name="Tabela8.A" style:family="table-column">
      <style:table-column-properties style:column-width="3.295cm"/>
    </style:style>
    <style:style style:name="Tabela8.B" style:family="table-column">
      <style:table-column-properties style:column-width="11.305cm"/>
    </style:style>
    <style:style style:name="Tabela8.C" style:family="table-column">
      <style:table-column-properties style:column-width="1.108cm"/>
    </style:style>
    <style:style style:name="Tabela8.D" style:family="table-column">
      <style:table-column-properties style:column-width="3.487cm"/>
    </style:style>
    <style:style style:name="Tabela8.E" style:family="table-column">
      <style:table-column-properties style:column-width="4.498cm"/>
    </style:style>
    <style:style style:name="Tabela8.F" style:family="table-column">
      <style:table-column-properties style:column-width="3.006cm"/>
    </style:style>
    <style:style style:name="Tabela8.A1" style:family="table-cell">
      <style:table-cell-properties fo:padding="0.097cm" fo:border="0.05pt solid #000000"/>
    </style:style>
    <style:style style:name="Tabela8.2" style:family="table-row">
      <style:table-row-properties style:min-row-height="1.025cm"/>
    </style:style>
    <style:style style:name="Tabela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8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.A3" style:family="table-cell">
      <style:table-cell-properties fo:padding="0.097cm" fo:border-left="0.05pt solid #000000" fo:border-right="none" fo:border-top="none" fo:border-bottom="0.05pt solid #000000"/>
    </style:style>
    <style:style style:name="Tabela8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4" style:family="table-cell">
      <style:table-cell-properties fo:padding="0.097cm" fo:border-left="0.05pt solid #000000" fo:border-right="none" fo:border-top="none" fo:border-bottom="0.05pt solid #000000"/>
    </style:style>
    <style:style style:name="Tabela8.B4" style:family="table-cell">
      <style:table-cell-properties fo:padding="0.097cm" fo:border-left="0.05pt solid #000000" fo:border-right="none" fo:border-top="none" fo:border-bottom="0.05pt solid #000000"/>
    </style:style>
    <style:style style:name="Tabela8.C4" style:family="table-cell">
      <style:table-cell-properties fo:padding="0.097cm" fo:border-left="0.05pt solid #000000" fo:border-right="none" fo:border-top="none" fo:border-bottom="0.05pt solid #000000"/>
    </style:style>
    <style:style style:name="Tabela8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style:contextual-spacing="false"/>
      <style:text-properties fo:font-size="6pt" officeooo:paragraph-rsid="009aa87e" style:font-size-asian="5.25pt" style:font-size-complex="6pt"/>
    </style:style>
    <style:style style:name="P2" style:family="paragraph" style:parent-style-name="Standard">
      <style:text-properties fo:font-size="6pt" officeooo:paragraph-rsid="00d4faa3" style:font-size-asian="5.25pt" style:font-size-complex="6pt"/>
    </style:style>
    <style:style style:name="P3" style:family="paragraph" style:parent-style-name="Standard">
      <style:text-properties officeooo:paragraph-rsid="00138a50"/>
    </style:style>
    <style:style style:name="P4" style:family="paragraph" style:parent-style-name="Header">
      <style:text-properties style:font-name="Arial" officeooo:paragraph-rsid="009aa87e" fo:background-color="transparent" style:font-name-complex="Arial"/>
    </style:style>
    <style:style style:name="P5" style:family="paragraph" style:parent-style-name="Footer">
      <style:paragraph-properties fo:text-align="center" style:justify-single-word="false" style:snap-to-layout-grid="false"/>
      <style:text-properties style:font-name="Arial" fo:font-size="7pt" officeooo:paragraph-rsid="00e8b448" style:font-size-asian="7pt" style:font-name-complex="Bitstream Charter" style:font-size-complex="7pt"/>
    </style:style>
    <style:style style:name="P6" style:family="paragraph" style:parent-style-name="Footer">
      <style:paragraph-properties fo:text-align="center" style:justify-single-word="false"/>
      <style:text-properties style:font-name="Arial" fo:font-size="7pt" fo:font-weight="bold" officeooo:paragraph-rsid="00e8b448" style:font-size-asian="7pt" style:font-weight-asian="bold" style:font-name-complex="Bitstream Charter" style:font-size-complex="7pt" style:font-weight-complex="bold"/>
    </style:style>
    <style:style style:name="P7" style:family="paragraph" style:parent-style-name="Footer">
      <style:paragraph-properties fo:text-align="center" style:justify-single-word="false" style:snap-to-layout-grid="false"/>
      <style:text-properties style:font-name="Arial" fo:font-size="7pt" fo:font-weight="bold" officeooo:paragraph-rsid="00cd1ab6" style:font-size-asian="7pt" style:font-weight-asian="bold" style:font-name-complex="Bitstream Charter" style:font-size-complex="7pt" style:font-weight-complex="bold"/>
    </style:style>
    <style:style style:name="P8" style:family="paragraph" style:parent-style-name="Footer">
      <style:paragraph-properties fo:text-align="center" style:justify-single-word="false"/>
      <style:text-properties style:font-name="Arial" fo:font-size="7pt" fo:font-weight="bold" officeooo:paragraph-rsid="00cd1ab6" style:font-size-asian="7pt" style:font-weight-asian="bold" style:font-name-complex="Bitstream Charter" style:font-size-complex="7pt" style:font-weight-complex="bold"/>
    </style:style>
    <style:style style:name="P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" fo:font-size="10pt" fo:font-weight="bold" officeooo:rsid="00db0ce9" officeooo:paragraph-rsid="00defa9b" style:font-name-asian="Times New Roman" style:font-size-asian="10pt" style:font-weight-asian="bold" style:font-name-complex="Times New Roman" style:font-size-complex="10pt" style:font-weight-complex="bold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fo:font-weight="bold" officeooo:rsid="00db0ce9" officeooo:paragraph-rsid="00defa9b" style:font-name-asian="Times New Roman" style:font-size-asian="10pt" style:font-weight-asian="bold" style:font-name-complex="Times New Roman" style:font-size-complex="10pt" style:font-weight-complex="bold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fo:font-weight="bold" officeooo:rsid="00db0ce9" officeooo:paragraph-rsid="00fd213b" style:font-name-asian="Times New Roman" style:font-size-asian="10pt" style:font-weight-asian="bold" style:font-name-complex="Times New Roman" style:font-size-complex="10pt" style:font-weight-complex="bold"/>
    </style:style>
    <style:style style:name="P1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" fo:font-size="10pt" fo:font-weight="bold" officeooo:rsid="00db0ce9" officeooo:paragraph-rsid="00fd213b" style:font-name-asian="Times New Roman" style:font-size-asian="10pt" style:font-weight-asian="bold" style:font-name-complex="Times New Roman" style:font-size-complex="10pt" style:font-weight-complex="bold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10pt" fo:font-weight="bold" officeooo:rsid="00db0ce9" officeooo:paragraph-rsid="00db0ce9" style:font-name-asian="Times New Roman" style:font-size-asian="10pt" style:font-weight-asian="bold" style:font-name-complex="Times New Roman" style:font-size-complex="10pt" style:font-weight-complex="bold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10pt" fo:font-weight="bold" officeooo:rsid="00dbdb43" officeooo:paragraph-rsid="00dbdb43" style:font-name-asian="Times New Roman" style:font-size-asian="10pt" style:font-weight-asian="bold" style:font-name-complex="Times New Roman" style:font-size-complex="10pt" style:font-weight-complex="bold"/>
    </style:style>
    <style:style style:name="P15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Arial" fo:font-size="10pt" fo:font-weight="bold" officeooo:rsid="00defa9b" officeooo:paragraph-rsid="00defa9b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" fo:font-size="10pt" officeooo:rsid="00d07568" officeooo:paragraph-rsid="00d0ac1e" style:font-size-asian="10pt" style:font-size-complex="10pt"/>
    </style:style>
    <style:style style:name="P17" style:family="paragraph" style:parent-style-name="Table_20_Contents">
      <style:paragraph-properties fo:margin-top="0cm" fo:margin-bottom="0cm" style:contextual-spacing="false"/>
      <style:text-properties style:font-name="Arial" fo:font-size="10pt" officeooo:rsid="00d07568" officeooo:paragraph-rsid="00d07568" style:font-size-asian="10pt" style:font-size-complex="10pt"/>
    </style:style>
    <style:style style:name="P18" style:family="paragraph" style:parent-style-name="Table_20_Contents">
      <style:paragraph-properties fo:margin-top="0cm" fo:margin-bottom="0cm" style:contextual-spacing="false"/>
      <style:text-properties style:font-name="Arial" fo:font-size="10pt" officeooo:rsid="00d8d85d" officeooo:paragraph-rsid="00d8d85d" style:font-size-asian="10pt" style:font-size-complex="10pt"/>
    </style:style>
    <style:style style:name="P19" style:family="paragraph" style:parent-style-name="Table_20_Contents">
      <style:paragraph-properties fo:margin-top="0cm" fo:margin-bottom="0cm" style:contextual-spacing="false"/>
      <style:text-properties style:font-name="Arial" fo:font-size="10pt" officeooo:rsid="00e725d0" officeooo:paragraph-rsid="00e725d0" style:font-size-asian="10pt" style:font-size-complex="10pt"/>
    </style:style>
    <style:style style:name="P20" style:family="paragraph" style:parent-style-name="Table_20_Contents">
      <style:text-properties style:font-name="Arial" fo:font-size="10pt" officeooo:paragraph-rsid="00d4faa3" style:font-size-asian="10pt" style:font-size-complex="10pt"/>
    </style:style>
    <style:style style:name="P21" style:family="paragraph" style:parent-style-name="Table_20_Contents">
      <style:paragraph-properties fo:margin-top="0cm" fo:margin-bottom="0cm" style:contextual-spacing="false"/>
      <style:text-properties style:font-name="Arial" fo:font-size="10pt" officeooo:rsid="00ff2027" officeooo:paragraph-rsid="00ff2027" style:font-size-asian="10pt" style:font-size-complex="10pt"/>
    </style:style>
    <style:style style:name="P2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" fo:font-size="10pt" fo:font-weight="normal" officeooo:rsid="00ff2027" officeooo:paragraph-rsid="00ff2027" style:font-name-asian="Times New Roman" style:font-size-asian="10pt" style:font-weight-asian="normal" style:font-name-complex="Arial" style:font-size-complex="10pt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15%" fo:orphans="0" fo:widows="0" style:writing-mode="page"/>
      <style:text-properties style:font-name="Arial" fo:font-size="6pt" fo:font-weight="bold" officeooo:paragraph-rsid="00cd1ab6" style:font-size-asian="5.25pt" style:font-weight-asian="bold" style:font-size-complex="6pt" style:font-weight-complex="bold"/>
    </style:style>
    <style:style style:name="P24" style:family="paragraph" style:parent-style-name="Standard">
      <style:paragraph-properties fo:margin-top="0cm" fo:margin-bottom="0cm" style:contextual-spacing="false" fo:line-height="115%" fo:orphans="0" fo:widows="0" fo:break-before="page" style:writing-mode="page"/>
      <style:text-properties style:font-name="Arial" fo:font-size="6pt" fo:font-weight="bold" officeooo:paragraph-rsid="00cd1ab6" style:font-size-asian="5.25pt" style:font-weight-asian="bold" style:font-size-complex="6pt" style:font-weight-complex="bold"/>
    </style:style>
    <style:style style:name="P25" style:family="paragraph" style:parent-style-name="Heading">
      <style:paragraph-properties fo:margin-top="0cm" fo:margin-bottom="0cm" style:contextual-spacing="false" fo:text-align="start" style:justify-single-word="false"/>
      <style:text-properties style:font-name="Arial" fo:font-size="6pt" officeooo:paragraph-rsid="00d0ac1e" style:font-name-asian="Times New Roman" style:font-size-asian="5.25pt" style:font-name-complex="Times New Roman" style:font-size-complex="6pt"/>
    </style:style>
    <style:style style:name="P26" style:family="paragraph" style:parent-style-name="Heading">
      <style:paragraph-properties fo:margin-top="0cm" fo:margin-bottom="0cm" style:contextual-spacing="false" fo:text-align="start" style:justify-single-word="false"/>
      <style:text-properties style:font-name="Arial" fo:font-size="12pt" fo:font-weight="bold" officeooo:paragraph-rsid="00d0ac1e" style:font-name-asian="Times New Roman" style:font-size-asian="12pt" style:font-weight-asian="bold" style:font-name-complex="Arial" style:font-size-complex="12pt"/>
    </style:style>
    <style:style style:name="P27" style:family="paragraph" style:parent-style-name="Heading">
      <style:paragraph-properties fo:margin-top="0cm" fo:margin-bottom="0cm" style:contextual-spacing="false" fo:text-align="start" style:justify-single-word="false"/>
      <style:text-properties style:font-name="Arial" fo:font-size="12pt" fo:font-weight="bold" officeooo:paragraph-rsid="00db0ce9" style:font-name-asian="Times New Roman" style:font-size-asian="12pt" style:font-weight-asian="bold" style:font-name-complex="Arial" style:font-size-complex="12pt"/>
    </style:style>
    <style:style style:name="P28" style:family="paragraph" style:parent-style-name="Header">
      <style:paragraph-properties fo:text-align="center" style:justify-single-word="false"/>
      <style:text-properties officeooo:paragraph-rsid="00d07568"/>
    </style:style>
    <style:style style:name="P29" style:family="paragraph" style:parent-style-name="Header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09aa87e"/>
    </style:style>
    <style:style style:name="P30" style:family="paragraph" style:parent-style-name="Footer">
      <style:paragraph-properties style:snap-to-layout-grid="false"/>
      <style:text-properties fo:font-weight="normal" officeooo:paragraph-rsid="00cd1ab6" style:font-weight-asian="normal" style:font-weight-complex="normal"/>
    </style:style>
    <style:style style:name="P31" style:family="paragraph" style:parent-style-name="Standard">
      <style:text-properties officeooo:paragraph-rsid="00d47d66"/>
    </style:style>
    <style:style style:name="P32" style:family="paragraph" style:parent-style-name="Standard">
      <style:text-properties officeooo:paragraph-rsid="00d4faa3"/>
    </style:style>
    <style:style style:name="P33" style:family="paragraph" style:parent-style-name="Table_20_Contents">
      <style:paragraph-properties fo:margin-top="0cm" fo:margin-bottom="0cm" style:contextual-spacing="false"/>
      <style:text-properties fo:font-variant="normal" fo:text-transform="none" fo:color="#000000" loext:opacity="100%" style:font-name="Arial" fo:font-size="10pt" fo:letter-spacing="normal" fo:font-style="normal" fo:font-weight="normal" officeooo:rsid="00ff2027" officeooo:paragraph-rsid="00ff2027" style:font-size-asian="10pt" style:font-size-complex="10pt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101344a" officeooo:paragraph-rsid="0101344a" style:font-name-asian="Times New Roman1" style:font-size-asian="10pt" style:language-asian="pt" style:country-asian="BR" style:font-style-asian="normal" style:font-weight-asian="normal" style:font-name-complex="Calibri" style:font-size-complex="11pt" style:font-weight-complex="bold" style:text-emphasize="none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Arial" fo:font-size="10pt" fo:font-weight="normal" officeooo:rsid="0101344a" officeooo:paragraph-rsid="0101344a" style:font-name-asian="Times New Roman1" style:font-size-asian="10pt" style:language-asian="pt" style:country-asian="BR" style:font-weight-asian="normal" style:font-name-complex="Calibri" style:font-size-complex="11pt" style:font-weight-complex="normal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Arial" fo:font-size="10pt" fo:font-weight="normal" officeooo:rsid="0101344a" officeooo:paragraph-rsid="0101344a" style:font-name-asian="Times New Roman1" style:font-size-asian="10pt" style:language-asian="pt" style:country-asian="BR" style:font-weight-asian="normal" style:font-name-complex="Calibri" style:font-size-complex="11pt" style:font-weight-complex="normal"/>
    </style:style>
    <style:style style:name="P3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bold" officeooo:rsid="010425cb" officeooo:paragraph-rsid="010425cb" style:font-name-asian="Times New Roman" style:font-size-asian="10pt" style:font-weight-asian="bold" style:font-name-complex="Times New Roman" style:font-size-complex="10pt" style:font-weight-complex="bold"/>
    </style:style>
    <style:style style:name="P3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bold" officeooo:rsid="010425cb" officeooo:paragraph-rsid="01055354" style:font-name-asian="Times New Roman" style:font-size-asian="10pt" style:font-weight-asian="bold" style:font-name-complex="Times New Roman" style:font-size-complex="10pt" style:font-weight-complex="bold"/>
    </style:style>
    <style:style style:name="P3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bold" officeooo:rsid="01055354" officeooo:paragraph-rsid="01055354" style:font-name-asian="Times New Roman" style:font-size-asian="10pt" style:font-weight-asian="bold" style:font-name-complex="Times New Roman" style:font-size-complex="10pt" style:font-weight-complex="bold"/>
    </style:style>
    <style:style style:name="P40" style:family="paragraph" style:parent-style-name="itens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10pt" fo:font-weight="bold" officeooo:rsid="00d3d3b7" officeooo:paragraph-rsid="00d3d3b7" style:font-name-asian="Times New Roman" style:font-size-asian="10pt" style:font-weight-asian="bold" style:font-name-complex="Times New Roman" style:font-size-complex="10pt" style:font-weight-complex="bold"/>
    </style:style>
    <style:style style:name="P41" style:family="paragraph" style:parent-style-name="itens" style:list-style-name="">
      <style:paragraph-properties fo:margin-left="0cm" fo:margin-right="0cm" fo:text-indent="0cm" style:auto-text-indent="false"/>
      <style:text-properties style:font-name="Arial" fo:font-size="10pt" officeooo:rsid="00d0ac1e" officeooo:paragraph-rsid="00d0ac1e" style:font-name-asian="Times New Roman" style:font-size-asian="10pt" style:font-name-complex="Times New Roman" style:font-size-complex="10pt"/>
    </style:style>
    <style:style style:name="P42" style:family="paragraph" style:parent-style-name="itens" style:list-style-name="">
      <style:paragraph-properties fo:margin-left="0cm" fo:margin-right="0cm" fo:text-indent="0cm" style:auto-text-indent="false"/>
      <style:text-properties style:font-name="Arial" fo:font-size="10pt" officeooo:rsid="00d0ac1e" officeooo:paragraph-rsid="00e725d0" style:font-name-asian="Times New Roman" style:font-size-asian="10pt" style:font-name-complex="Times New Roman" style:font-size-complex="10pt"/>
    </style:style>
    <style:style style:name="P43" style:family="paragraph" style:parent-style-name="itens" style:list-style-name="">
      <style:paragraph-properties fo:margin-left="0cm" fo:margin-right="0cm" fo:text-indent="0cm" style:auto-text-indent="false"/>
      <style:text-properties style:font-name="Arial" fo:font-size="10pt" officeooo:rsid="00e725d0" officeooo:paragraph-rsid="00e725d0" style:font-name-asian="Times New Roman" style:font-size-asian="10pt" style:font-name-complex="Times New Roman" style:font-size-complex="10pt"/>
    </style:style>
    <style:style style:name="P44" style:family="paragraph" style:parent-style-name="itens" style:list-style-name="">
      <style:paragraph-properties fo:margin-left="0cm" fo:margin-right="0cm" fo:text-indent="0cm" style:auto-text-indent="false"/>
      <style:text-properties style:font-name="Arial" fo:font-size="10pt" officeooo:rsid="00d2027f" officeooo:paragraph-rsid="00e1b287" style:font-name-asian="Times New Roman" style:font-size-asian="10pt" style:font-name-complex="Times New Roman" style:font-size-complex="10pt"/>
    </style:style>
    <style:style style:name="P45" style:family="paragraph">
      <style:paragraph-properties fo:text-align="start"/>
    </style:style>
    <style:style style:name="T1" style:family="text">
      <style:text-properties style:use-window-font-color="true" loext:opacity="0%" style:font-name="Arial" fo:font-size="14pt" fo:language="pt" fo:country="BR" fo:font-weight="bold" officeooo:rsid="00d07568" fo:background-color="transparent" loext:char-shading-value="0" style:font-name-asian="Times New Roman" style:font-size-asian="14pt" style:language-asian="pt" style:country-asian="BR" style:font-weight-asian="bold" style:font-name-complex="Times New Roman" style:font-size-complex="14pt" style:language-complex="pt" style:country-complex="BR" style:font-weight-complex="bold"/>
    </style:style>
    <style:style style:name="T2" style:family="text">
      <style:text-properties style:use-window-font-color="true" loext:opacity="0%" style:font-name="Arial" fo:font-size="14pt" fo:language="pt" fo:country="BR" fo:font-weight="bold" officeooo:rsid="00defa9b" fo:background-color="transparent" loext:char-shading-value="0" style:font-name-asian="Times New Roman" style:font-size-asian="14pt" style:language-asian="pt" style:country-asian="BR" style:font-weight-asian="bold" style:font-name-complex="Times New Roman" style:font-size-complex="14pt" style:language-complex="pt" style:country-complex="BR" style:font-weight-complex="bold"/>
    </style:style>
    <style:style style:name="T3" style:family="text">
      <style:text-properties style:use-window-font-color="true" loext:opacity="0%" style:font-name="Arial" fo:font-size="14pt" fo:language="pt" fo:country="BR" fo:font-style="normal" fo:font-weight="bold" officeooo:rsid="00cd1ab6" fo:background-color="transparent" loext:char-shading-value="0" style:font-name-asian="Times New Roman" style:font-size-asian="14pt" style:font-style-asian="normal" style:font-weight-asian="bold" style:font-name-complex="Arial" style:font-size-complex="14pt" style:font-style-complex="normal" style:font-weight-complex="bold"/>
    </style:style>
    <style:style style:name="T4" style:family="text">
      <style:text-properties style:use-window-font-color="true" loext:opacity="0%" style:font-name="Arial" fo:font-size="14pt" fo:language="pt" fo:country="BR" fo:font-style="normal" fo:font-weight="bold" officeooo:rsid="00e5c938" fo:background-color="transparent" loext:char-shading-value="0" style:font-name-asian="Times New Roman" style:font-size-asian="14pt" style:font-style-asian="normal" style:font-weight-asian="bold" style:font-name-complex="Arial" style:font-size-complex="14pt" style:font-style-complex="normal" style:font-weight-complex="bold"/>
    </style:style>
    <style:style style:name="T5" style:family="text">
      <style:text-properties style:font-name="Arial" fo:font-size="7pt" style:font-size-asian="7pt" style:font-name-complex="Bitstream Charter" style:font-size-complex="7pt"/>
    </style:style>
    <style:style style:name="T6" style:family="text">
      <style:text-properties style:font-name="Arial" fo:font-size="7pt" officeooo:rsid="00e5c938" fo:background-color="transparent" loext:char-shading-value="0" style:font-size-asian="7pt" style:font-name-complex="Bitstream Charter" style:font-size-complex="7pt"/>
    </style:style>
    <style:style style:name="T7" style:family="text">
      <style:text-properties style:font-name="Arial" fo:font-weight="bold" officeooo:rsid="00d4faa3" fo:background-color="transparent" loext:char-shading-value="0" style:font-weight-asian="bold" style:font-weight-complex="bold"/>
    </style:style>
    <style:style style:name="T8" style:family="text">
      <style:text-properties style:font-name="Arial" fo:font-weight="bold" officeooo:rsid="00defa9b" fo:background-color="transparent" loext:char-shading-value="0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1055354" style:font-name-asian="Times New Roman" style:font-weight-asian="bold" style:font-name-complex="Times New Roman" style:font-size-complex="10pt" style:font-weight-complex="bold"/>
    </style:style>
    <style:style style:name="T11" style:family="text">
      <style:text-properties officeooo:rsid="00e5c938"/>
    </style:style>
    <style:style style:name="T12" style:family="text">
      <style:text-properties fo:font-weight="normal" officeooo:rsid="00e5c938" style:font-weight-asian="normal" style:font-weight-complex="normal"/>
    </style:style>
    <style:style style:name="T13" style:family="text">
      <style:text-properties fo:font-weight="normal" officeooo:rsid="00f5b90c" style:font-weight-asian="normal" style:font-weight-complex="normal"/>
    </style:style>
    <style:style style:name="T14" style:family="text">
      <style:text-properties officeooo:rsid="00d0ac1e"/>
    </style:style>
    <style:style style:name="T15" style:family="text">
      <style:text-properties officeooo:rsid="00d2027f"/>
    </style:style>
    <style:style style:name="T16" style:family="text">
      <style:text-properties officeooo:rsid="00da98f7"/>
    </style:style>
    <style:style style:name="T17" style:family="text">
      <style:text-properties officeooo:rsid="00db0ce9"/>
    </style:style>
    <style:style style:name="T18" style:family="text">
      <style:text-properties officeooo:rsid="00d2027f" style:font-name-complex="Times New Roman" style:font-weight-complex="bold"/>
    </style:style>
    <style:style style:name="T19" style:family="text">
      <style:text-properties officeooo:rsid="00defa9b" style:font-name-complex="Times New Roman" style:font-weight-complex="bold"/>
    </style:style>
    <style:style style:name="T20" style:family="text">
      <style:text-properties officeooo:rsid="00dbdb43"/>
    </style:style>
    <style:style style:name="T21" style:family="text">
      <style:text-properties officeooo:rsid="00defa9b"/>
    </style:style>
    <style:style style:name="T22" style:family="text">
      <style:text-properties officeooo:rsid="01055354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ixa de seleção 2" form:control-implementation="ooo:com.sun.star.form.component.CheckBox" xml:id="control1" form:id="control1" form:label="Reprovad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2" form:id="control2" form:label="Aprovad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4" form:control-implementation="ooo:com.sun.star.form.component.CheckBox" xml:id="control3" form:id="control3" form:label="Reprovad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3" form:control-implementation="ooo:com.sun.star.form.component.CheckBox" xml:id="control4" form:id="control4" form:label="Aprovado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4" form:control-implementation="ooo:com.sun.star.form.component.CheckBox" xml:id="control5" form:id="control5" form:label="Reprovad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3" form:control-implementation="ooo:com.sun.star.form.component.CheckBox" xml:id="control6" form:id="control6" form:label="Aprovado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4" form:control-implementation="ooo:com.sun.star.form.component.CheckBox" xml:id="control7" form:id="control7" form:label="Reprovado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3" form:control-implementation="ooo:com.sun.star.form.component.CheckBox" xml:id="control8" form:id="control8" form:label="Aprovad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4" form:control-implementation="ooo:com.sun.star.form.component.CheckBox" xml:id="control9" form:id="control9" form:label="Reprovad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3" form:control-implementation="ooo:com.sun.star.form.component.CheckBox" xml:id="control10" form:id="control10" form:label="Aprovado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4" form:control-implementation="ooo:com.sun.star.form.component.CheckBox" xml:id="control11" form:id="control11" form:label="Reprovad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3" form:control-implementation="ooo:com.sun.star.form.component.CheckBox" xml:id="control12" form:id="control12" form:label="Aprovado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leLine1671581567728">
          <table:table-cell table:style-name="Tabela2.A1" office:value-type="string">
            <text:p text:style-name="P17">Nome do software:</text:p>
          </table:table-cell>
          <table:table-cell table:style-name="Tabela2.B1" table:number-columns-spanned="2" office:value-type="string">
            <text:p text:style-name="P21">Controle de Mudanças Software</text:p>
          </table:table-cell>
          <table:covered-table-cell/>
          <table:table-cell table:style-name="Tabela2.A1" office:value-type="string">
            <text:p text:style-name="P17">Processo:</text:p>
          </table:table-cell>
          <table:table-cell table:style-name="Tabela2.B1" office:value-type="string">
            <text:p text:style-name="P19"/>
          </table:table-cell>
          <table:table-cell table:style-name="Tabela2.F1" office:value-type="string">
            <text:p text:style-name="P18">Código validação:</text:p>
          </table:table-cell>
        </table:table-row>
        <table:table-row table:style-name="TableLine1671581565424">
          <table:table-cell table:style-name="Tabela2.A2" office:value-type="string">
            <text:p text:style-name="P16">Descrição do sistema:</text:p>
          </table:table-cell>
          <table:table-cell table:style-name="Tabela2.B2" table:number-columns-spanned="5" office:value-type="string">
            <text:p text:style-name="P33">Sistema para controlar o desenvolvimento dos software solicitados assim como controlar as etapas desenvolvidas</text:p>
          </table:table-cell>
          <table:covered-table-cell/>
          <table:covered-table-cell/>
          <table:covered-table-cell/>
          <table:covered-table-cell/>
        </table:table-row>
        <table:table-row table:style-name="TableLine1671581567440">
          <table:table-cell table:style-name="Tabela2.A2" office:value-type="string">
            <text:p text:style-name="P16"><text:span text:style-name="T14">V</text:span>ersão:</text:p>
          </table:table-cell>
          <table:table-cell table:style-name="Tabela2.B3" office:value-type="string">
            <text:p text:style-name="P21">1</text:p>
          </table:table-cell>
          <table:table-cell table:style-name="Tabela2.A2" table:number-columns-spanned="2" office:value-type="string">
            <text:p text:style-name="P16"><text:span text:style-name="T14">F</text:span>abricante:</text:p>
          </table:table-cell>
          <table:covered-table-cell/>
          <table:table-cell table:style-name="Tabela2.B2" table:number-columns-spanned="2" office:value-type="string">
            <text:p text:style-name="P19"/>
          </table:table-cell>
          <table:covered-table-cell/>
        </table:table-row>
      </table:table>
      <text:p text:style-name="P23"/>
      <table:table table:name="Tabela3" table:style-name="Tabela3">
        <table:table-column table:style-name="Tabela3.A"/>
        <table:table-row table:style-name="TableLine1671581561392">
          <table:table-cell table:style-name="Tabela3.A1" office:value-type="string">
            <text:p text:style-name="P26">INTENÇÃO DE USO</text:p>
          </table:table-cell>
        </table:table-row>
        <table:table-row table:style-name="TableLine1671581566288">
          <table:table-cell table:style-name="Tabela3.A2" office:value-type="string">
            <text:p text:style-name="P22">O software veio como uma necessidade para controlar as etapas de um desenvolvimento assim como controlar documentos gerados para as etapas</text:p>
          </table:table-cell>
        </table:table-row>
      </table:table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 table:style-name="TableLine1671581558224">
          <table:table-cell table:style-name="Tabela4.A1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671581568592">
          <table:table-cell table:style-name="Tabela4.A2" table:number-columns-spanned="6" office:value-type="string">
            <text:p text:style-name="P27">REQUISITOS,<text:span text:style-name="T16"> PROTOCOLO DE TESTE</text:span><text:span text:style-name="T21"> E </text:span><text:span text:style-name="T18">VALIDAÇÃO </text:span><text:span text:style-name="T19">(</text:span><text:span text:style-name="T18">REGISTRO DE TESTE</text:span><text:span text:style-name="T19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671581556496">
          <table:table-cell table:style-name="Tabela4.A3" table:number-columns-spanned="2" office:value-type="string">
            <text:p text:style-name="P40">Requisito</text:p>
          </table:table-cell>
          <table:covered-table-cell/>
          <table:table-cell table:style-name="Tabela4.A3" office:value-type="string">
            <text:p text:style-name="P14">EVIDENCIA OBJETIVA DA VERIFICAÇÃO</text:p>
          </table:table-cell>
          <table:table-cell table:style-name="Tabela4.A3" table:number-columns-spanned="2" office:value-type="string">
            <text:p text:style-name="P13">Evidência <text:span text:style-name="T20">OBJETIVA DA VALIDAÇÃO</text:span></text:p>
          </table:table-cell>
          <table:covered-table-cell/>
          <table:table-cell table:style-name="Tabela4.F3" office:value-type="string">
            <text:p text:style-name="P13">Resultado</text:p>
          </table:table-cell>
        </table:table-row>
        <table:table-row table:style-name="TableLine1671455281600">
          <table:table-cell table:style-name="Tabela4.A3" table:number-columns-spanned="2" office:value-type="string">
            <text:p text:style-name="P34">Envio dos e-mail de acordo com o fluxo</text:p>
          </table:table-cell>
          <table:covered-table-cell/>
          <table:table-cell table:style-name="Tabela4.A3" office:value-type="string">
            <text:p text:style-name="P39">Teste via sistema</text:p>
          </table:table-cell>
          <table:table-cell table:style-name="Tabela4.A3" table:number-columns-spanned="2" office:value-type="string">
            <text:p text:style-name="P37">O e-mail da área impactada está indo junto com o do gerente de aprovação e deveria ir somente após a aprovação do mesmo, deve-se também corrigir alguns textos no e-mail</text:p>
          </table:table-cell>
          <table:covered-table-cell/>
          <table:table-cell table:style-name="Tabela4.F3" office:value-type="string">
            <text:p text:style-name="P12"><draw:control text:anchor-type="as-char" draw:z-index="10" draw:name="Forma1_5" draw:style-name="gr1" draw:text-style-name="P45" svg:width="2.158cm" svg:height="0.616cm" draw:control="control8"/></text:p>
            <text:p text:style-name="P11"><draw:control text:anchor-type="as-char" svg:y="-0.48cm" draw:z-index="9" draw:name="Forma2_5" draw:style-name="gr2" draw:text-style-name="P45" svg:width="2.23cm" svg:height="0.595cm" draw:control="control7"/></text:p>
          </table:table-cell>
        </table:table-row>
        <table:table-row table:style-name="TableLine1671455280736">
          <table:table-cell table:style-name="Tabela4.A3" table:number-columns-spanned="2" office:value-type="string">
            <text:p text:style-name="P35">Pendencia na tela de mudanças</text:p>
          </table:table-cell>
          <table:covered-table-cell/>
          <table:table-cell table:style-name="Tabela4.A3" office:value-type="string">
            <text:p text:style-name="P38">T<text:span text:style-name="T22">este via sistema</text:span></text:p>
          </table:table-cell>
          <table:table-cell table:style-name="Tabela4.A3" table:number-columns-spanned="2" office:value-type="string">
            <text:p text:style-name="P37">A tela de pendências segue de acordo com o fluxo, como não houve discussões sobre como ficaria as pendências de software, elas são notificadas apenas por e-mail</text:p>
          </table:table-cell>
          <table:covered-table-cell/>
          <table:table-cell table:style-name="Tabela4.F3" office:value-type="string">
            <text:p text:style-name="P12"><draw:control text:anchor-type="as-char" draw:z-index="8" draw:name="Forma1_1" draw:style-name="gr1" draw:text-style-name="P45" svg:width="2.158cm" svg:height="0.616cm" draw:control="control6"/></text:p>
            <text:p text:style-name="P11"><draw:control text:anchor-type="as-char" svg:y="-0.48cm" draw:z-index="7" draw:name="Forma2_1" draw:style-name="gr2" draw:text-style-name="P45" svg:width="2.23cm" svg:height="0.595cm" draw:control="control5"/></text:p>
          </table:table-cell>
        </table:table-row>
        <table:table-row table:style-name="TableLine1671577837104">
          <table:table-cell table:style-name="Tabela4.A3" table:number-columns-spanned="2" office:value-type="string">
            <text:p text:style-name="P35">Anexo de arquivos no sistema</text:p>
          </table:table-cell>
          <table:covered-table-cell/>
          <table:table-cell table:style-name="Tabela4.A3" office:value-type="string">
            <text:p text:style-name="P37">Anexado coerentemente</text:p>
          </table:table-cell>
          <table:table-cell table:style-name="Tabela4.A3" table:number-columns-spanned="2" office:value-type="string">
            <text:p text:style-name="P37">Os anexos estão funcionado conforme solicitado</text:p>
          </table:table-cell>
          <table:covered-table-cell/>
          <table:table-cell table:style-name="Tabela4.F3" office:value-type="string">
            <text:p text:style-name="P12"><draw:control text:anchor-type="as-char" draw:z-index="6" draw:name="Forma1_0" draw:style-name="gr1" draw:text-style-name="P45" svg:width="2.158cm" svg:height="0.616cm" draw:control="control4"/></text:p>
            <text:p text:style-name="P11"><draw:control text:anchor-type="as-char" svg:y="-0.48cm" draw:z-index="5" draw:name="Forma2_0" draw:style-name="gr2" draw:text-style-name="P45" svg:width="2.23cm" svg:height="0.595cm" draw:control="control3"/></text:p>
          </table:table-cell>
        </table:table-row>
        <table:table-row table:style-name="TableLine1671616207120">
          <table:table-cell table:style-name="Tabela4.A3" table:number-columns-spanned="2" office:value-type="string">
            <text:p text:style-name="P35">Controle de telas por permissão</text:p>
          </table:table-cell>
          <table:covered-table-cell/>
          <table:table-cell table:style-name="Tabela4.A3" office:value-type="string">
            <text:p text:style-name="P39">Teste via sistema</text:p>
          </table:table-cell>
          <table:table-cell table:style-name="Tabela4.A3" table:number-columns-spanned="2" office:value-type="string">
            <text:p text:style-name="P39">Testes mostraram eficientes mostrando somente as telas que necessita verificar</text:p>
          </table:table-cell>
          <table:covered-table-cell/>
          <table:table-cell table:style-name="Tabela4.F3" office:value-type="string">
            <text:p text:style-name="P12"><draw:control text:anchor-type="as-char" draw:z-index="14" draw:name="Forma1_3" draw:style-name="gr1" draw:text-style-name="P45" svg:width="2.158cm" svg:height="0.616cm" draw:control="control12"/></text:p>
            <text:p text:style-name="P11"><draw:control text:anchor-type="as-char" svg:y="-0.48cm" draw:z-index="13" draw:name="Forma2_3" draw:style-name="gr2" draw:text-style-name="P45" svg:width="2.23cm" svg:height="0.595cm" draw:control="control11"/></text:p>
          </table:table-cell>
        </table:table-row>
        <table:table-row table:style-name="TableLine1671616203664">
          <table:table-cell table:style-name="Tabela4.A3" table:number-columns-spanned="2" office:value-type="string">
            <text:p text:style-name="P35">Acompanhamento das fases do projeto</text:p>
          </table:table-cell>
          <table:covered-table-cell/>
          <table:table-cell table:style-name="Tabela4.A3" office:value-type="string">
            <text:p text:style-name="P39">Teste via sistema</text:p>
          </table:table-cell>
          <table:table-cell table:style-name="Tabela4.A3" table:number-columns-spanned="2" office:value-type="string">
            <text:p text:style-name="P39">Acompanhamento realizado ok</text:p>
          </table:table-cell>
          <table:covered-table-cell/>
          <table:table-cell table:style-name="Tabela4.F3" office:value-type="string">
            <text:p text:style-name="P12"><draw:control text:anchor-type="as-char" draw:z-index="12" draw:name="Forma1_4" draw:style-name="gr1" draw:text-style-name="P45" svg:width="2.158cm" svg:height="0.616cm" draw:control="control10"/></text:p>
            <text:p text:style-name="P11"><draw:control text:anchor-type="as-char" svg:y="-0.48cm" draw:z-index="11" draw:name="Forma2_4" draw:style-name="gr2" draw:text-style-name="P45" svg:width="2.23cm" svg:height="0.595cm" draw:control="control9"/></text:p>
          </table:table-cell>
        </table:table-row>
        <text:soft-page-break/>
        <table:table-row table:style-name="TableLine1671616210000">
          <table:table-cell table:style-name="Tabela4.A9" office:value-type="string">
            <text:p text:style-name="P41">Responsá<text:span text:style-name="T15">vel:</text:span></text:p>
          </table:table-cell>
          <table:table-cell table:style-name="Tabela4.B9" table:number-columns-spanned="3" office:value-type="string">
            <text:p text:style-name="P43"/>
          </table:table-cell>
          <table:covered-table-cell/>
          <table:covered-table-cell/>
          <table:table-cell table:style-name="Tabela4.A1" table:number-columns-spanned="2" office:value-type="string">
            <text:p text:style-name="P44"><text:span text:style-name="T17">D</text:span>ata:</text:p>
          </table:table-cell>
          <table:covered-table-cell/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row table:style-name="TableLine1671616207984">
          <table:table-cell table:style-name="Tabela8.A1" table:number-columns-spanned="6" office:value-type="string">
            <text:p text:style-name="P32"><text:span text:style-name="T7">CONCLUSÃO DA VALIDAÇÃO OU </text:span><text:span text:style-name="T8">REVALIDAÇÃ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8.2">
          <table:table-cell table:style-name="Tabela8.A2" table:number-columns-spanned="4" office:value-type="string">
            <text:p text:style-name="P15">Descrição da Conclusão</text:p>
          </table:table-cell>
          <table:covered-table-cell/>
          <table:covered-table-cell/>
          <table:covered-table-cell/>
          <table:table-cell table:style-name="Tabela8.A2" office:value-type="string">
            <text:p text:style-name="P15">Resultado da Validação ou Revalidação</text:p>
          </table:table-cell>
          <table:table-cell table:style-name="Tabela8.F2" office:value-type="string">
            <text:p text:style-name="P15">N° da RNC</text:p>
          </table:table-cell>
        </table:table-row>
        <table:table-row table:style-name="TableLine1671616210288">
          <table:table-cell table:style-name="Tabela8.A3" table:number-columns-spanned="4" office:value-type="string">
            <text:p text:style-name="P20"/>
            <text:p text:style-name="P20"/>
            <text:p text:style-name="P20"/>
            <text:p text:style-name="P20"/>
          </table:table-cell>
          <table:covered-table-cell/>
          <table:covered-table-cell/>
          <table:covered-table-cell/>
          <table:table-cell table:style-name="Tabela8.A2" office:value-type="string">
            <text:p text:style-name="P9"><draw:control text:anchor-type="as-char" draw:z-index="4" draw:name="Forma1_2" draw:style-name="gr1" draw:text-style-name="P45" svg:width="3.029cm" svg:height="0.616cm" draw:control="control2"/></text:p>
            <text:p text:style-name="P10"><draw:control text:anchor-type="as-char" svg:y="-0.48cm" draw:z-index="3" draw:name="Forma2_2" draw:style-name="gr2" draw:text-style-name="P45" svg:width="3.036cm" svg:height="0.595cm" draw:control="control1"/></text:p>
          </table:table-cell>
          <table:table-cell table:style-name="Tabela8.F3" office:value-type="string">
            <text:p text:style-name="P20"/>
          </table:table-cell>
        </table:table-row>
        <table:table-row table:style-name="TableLine1671616212016">
          <table:table-cell table:style-name="Tabela8.A4" office:value-type="string">
            <text:p text:style-name="P41">Responsá<text:span text:style-name="T15">vel:</text:span></text:p>
          </table:table-cell>
          <table:table-cell table:style-name="Tabela8.B4" office:value-type="string">
            <text:p text:style-name="P42"/>
          </table:table-cell>
          <table:table-cell table:style-name="Tabela8.C4" office:value-type="string">
            <text:p text:style-name="P43"/>
          </table:table-cell>
          <table:table-cell table:style-name="Tabela8.D4" table:number-columns-spanned="3" office:value-type="string">
            <text:p text:style-name="P44"><text:span text:style-name="T17">D</text:span>ata:</text:p>
          </table:table-cell>
          <table:covered-table-cell/>
          <table:covered-table-cell/>
        </table:table-row>
      </table:table>
      <text:p text:style-name="P2"/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itstream Charter" svg:font-family="'Bitstream Charter', 'Times New Roman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StarSymbol" svg:font-family="Star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fo:background-color="transparen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Heading_20_6" style:display-name="Heading 6" style:family="paragraph" style:parent-style-name="Standard" style:list-style-name="" style:class="text">
      <style:paragraph-properties fo:margin-left="0cm" fo:margin-right="0cm" fo:margin-top="0.071cm" fo:margin-bottom="0cm" style:contextual-spacing="false" style:line-height-at-least="0.176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size="10pt" fo:language="zxx" fo:country="none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tens" style:family="paragraph" style:parent-style-name="Heading" style:list-style-name="WW8Num4">
      <style:paragraph-properties fo:margin-left="1.259cm" fo:margin-right="0cm" fo:margin-top="0.106cm" fo:margin-bottom="0.106cm" style:contextual-spacing="false" fo:text-align="start" style:justify-single-word="false" fo:text-indent="-0.63cm" style:auto-text-indent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Main_20_index_20_entry" style:display-name="Main index entry" style:family="text">
      <style:text-properties fo:color="#000000" loext:opacity="100%" style:font-name="Arial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WW8Num4z0" style:family="text"/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5">
      <text:list-level-style-number text:level="1" text:style-name="Main_20_index_20_entry" loext:num-list-format="%1%." style:num-suffix="." style:num-format="1">
        <style:list-level-properties text:list-level-position-and-space-mode="label-alignment">
          <style:list-level-label-alignment text:label-followed-by="space" fo:text-indent="-0.63cm" fo:margin-left="0.63cm"/>
        </style:list-level-properties>
      </text:list-level-style-number>
      <text:list-level-style-number text:level="2" text:style-name="Main_20_index_20_entry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text:style-name="Main_20_index_20_entry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3cm" fo:margin-left="1.55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9" style:family="table">
      <style:table-properties style:width="26.698cm" fo:margin-left="-0.007cm" fo:break-before="page" table:align="left" style:writing-mode="lr-tb"/>
    </style:style>
    <style:style style:name="Tabela9.A" style:family="table-column">
      <style:table-column-properties style:column-width="2.501cm"/>
    </style:style>
    <style:style style:name="Tabela9.B" style:family="table-column">
      <style:table-column-properties style:column-width="21.504cm"/>
    </style:style>
    <style:style style:name="Tabela9.C" style:family="table-column">
      <style:table-column-properties style:column-width="2.693cm"/>
    </style:style>
    <style:style style:name="Tabela9.1" style:family="table-row">
      <style:table-row-properties style:min-row-height="1.402cm" fo:keep-together="auto"/>
    </style:style>
    <style:style style:name="Tabela9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a9.B1" style:family="table-cell">
      <style:table-cell-properties style:vertical-align="middle" fo:background-color="transparent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9.C1" style:family="table-cell">
      <style:table-cell-properties style:vertical-align="middle" fo:padding-left="0.191cm" fo:padding-right="0.191cm" fo:padding-top="0cm" fo:padding-bottom="0cm" fo:border="0.05pt solid #000000" style:writing-mode="lr-tb"/>
    </style:style>
    <style:style style:name="Tabela1" style:family="table">
      <style:table-properties style:width="26.698cm" fo:margin-left="-0.016cm" table:align="left" style:writing-mode="lr-tb"/>
    </style:style>
    <style:style style:name="Tabela1.A" style:family="table-column">
      <style:table-column-properties style:column-width="3.196cm"/>
    </style:style>
    <style:style style:name="Tabela1.B" style:family="table-column">
      <style:table-column-properties style:column-width="3.995cm"/>
    </style:style>
    <style:style style:name="Tabela1.C" style:family="table-column">
      <style:table-column-properties style:column-width="5.004cm"/>
    </style:style>
    <style:style style:name="Tabela1.D" style:family="table-column">
      <style:table-column-properties style:column-width="4.498cm"/>
    </style:style>
    <style:style style:name="Tabela1.E" style:family="table-column">
      <style:table-column-properties style:column-width="5.315cm"/>
    </style:style>
    <style:style style:name="Tabela1.F" style:family="table-column">
      <style:table-column-properties style:column-width="4.69cm"/>
    </style:style>
    <style:style style:name="Tabela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F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MP1" style:family="paragraph" style:parent-style-name="Standard">
      <style:paragraph-properties fo:margin-top="0cm" fo:margin-bottom="0cm" style:contextual-spacing="false"/>
      <style:text-properties fo:font-size="6pt" officeooo:paragraph-rsid="009aa87e" style:font-size-asian="5.25pt" style:font-size-complex="6pt"/>
    </style:style>
    <style:style style:name="MP2" style:family="paragraph" style:parent-style-name="Standard">
      <style:text-properties officeooo:paragraph-rsid="00138a50"/>
    </style:style>
    <style:style style:name="MP3" style:family="paragraph" style:parent-style-name="Header">
      <style:text-properties style:font-name="Arial" officeooo:paragraph-rsid="009aa87e" fo:background-color="transparent" style:font-name-complex="Arial"/>
    </style:style>
    <style:style style:name="MP4" style:family="paragraph" style:parent-style-name="Header">
      <style:paragraph-properties fo:text-align="center" style:justify-single-word="false"/>
      <style:text-properties officeooo:paragraph-rsid="00d07568"/>
    </style:style>
    <style:style style:name="MP5" style:family="paragraph" style:parent-style-name="Header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09aa87e"/>
    </style:style>
    <style:style style:name="MP6" style:family="paragraph" style:parent-style-name="Footer">
      <style:paragraph-properties style:snap-to-layout-grid="false"/>
      <style:text-properties fo:font-weight="normal" officeooo:paragraph-rsid="00cd1ab6" style:font-weight-asian="normal" style:font-weight-complex="normal"/>
    </style:style>
    <style:style style:name="MP7" style:family="paragraph" style:parent-style-name="Footer">
      <style:paragraph-properties fo:text-align="center" style:justify-single-word="false" style:snap-to-layout-grid="false"/>
      <style:text-properties style:font-name="Arial" fo:font-size="7pt" officeooo:paragraph-rsid="00e8b448" style:font-size-asian="7pt" style:font-name-complex="Bitstream Charter" style:font-size-complex="7pt"/>
    </style:style>
    <style:style style:name="MP8" style:family="paragraph" style:parent-style-name="Footer">
      <style:paragraph-properties fo:text-align="center" style:justify-single-word="false"/>
      <style:text-properties style:font-name="Arial" fo:font-size="7pt" fo:font-weight="bold" officeooo:paragraph-rsid="00e8b448" style:font-size-asian="7pt" style:font-weight-asian="bold" style:font-name-complex="Bitstream Charter" style:font-size-complex="7pt" style:font-weight-complex="bold"/>
    </style:style>
    <style:style style:name="MP9" style:family="paragraph" style:parent-style-name="Footer">
      <style:paragraph-properties fo:text-align="center" style:justify-single-word="false" style:snap-to-layout-grid="false"/>
      <style:text-properties style:font-name="Arial" fo:font-size="7pt" fo:font-weight="bold" officeooo:paragraph-rsid="00cd1ab6" style:font-size-asian="7pt" style:font-weight-asian="bold" style:font-name-complex="Bitstream Charter" style:font-size-complex="7pt" style:font-weight-complex="bold"/>
    </style:style>
    <style:style style:name="MP10" style:family="paragraph" style:parent-style-name="Footer">
      <style:paragraph-properties fo:text-align="center" style:justify-single-word="false"/>
      <style:text-properties style:font-name="Arial" fo:font-size="7pt" fo:font-weight="bold" officeooo:paragraph-rsid="00cd1ab6" style:font-size-asian="7pt" style:font-weight-asian="bold" style:font-name-complex="Bitstream Charter" style:font-size-complex="7pt" style:font-weight-complex="bold"/>
    </style:style>
    <style:style style:name="MT1" style:family="text">
      <style:text-properties style:use-window-font-color="true" loext:opacity="0%" style:font-name="Arial" fo:font-size="14pt" fo:language="pt" fo:country="BR" fo:font-weight="bold" officeooo:rsid="00d07568" fo:background-color="transparent" loext:char-shading-value="0" style:font-name-asian="Times New Roman" style:font-size-asian="14pt" style:language-asian="pt" style:country-asian="BR" style:font-weight-asian="bold" style:font-name-complex="Times New Roman" style:font-size-complex="14pt" style:language-complex="pt" style:country-complex="BR" style:font-weight-complex="bold"/>
    </style:style>
    <style:style style:name="MT2" style:family="text">
      <style:text-properties style:use-window-font-color="true" loext:opacity="0%" style:font-name="Arial" fo:font-size="14pt" fo:language="pt" fo:country="BR" fo:font-weight="bold" officeooo:rsid="00defa9b" fo:background-color="transparent" loext:char-shading-value="0" style:font-name-asian="Times New Roman" style:font-size-asian="14pt" style:language-asian="pt" style:country-asian="BR" style:font-weight-asian="bold" style:font-name-complex="Times New Roman" style:font-size-complex="14pt" style:language-complex="pt" style:country-complex="BR" style:font-weight-complex="bold"/>
    </style:style>
    <style:style style:name="MT3" style:family="text">
      <style:text-properties style:use-window-font-color="true" loext:opacity="0%" style:font-name="Arial" fo:font-size="14pt" fo:language="pt" fo:country="BR" fo:font-style="normal" fo:font-weight="bold" officeooo:rsid="00cd1ab6" fo:background-color="transparent" loext:char-shading-value="0" style:font-name-asian="Times New Roman" style:font-size-asian="14pt" style:font-style-asian="normal" style:font-weight-asian="bold" style:font-name-complex="Arial" style:font-size-complex="14pt" style:font-style-complex="normal" style:font-weight-complex="bold"/>
    </style:style>
    <style:style style:name="MT4" style:family="text">
      <style:text-properties style:use-window-font-color="true" loext:opacity="0%" style:font-name="Arial" fo:font-size="14pt" fo:language="pt" fo:country="BR" fo:font-style="normal" fo:font-weight="bold" officeooo:rsid="00e5c938" fo:background-color="transparent" loext:char-shading-value="0" style:font-name-asian="Times New Roman" style:font-size-asian="14pt" style:font-style-asian="normal" style:font-weight-asian="bold" style:font-name-complex="Arial" style:font-size-complex="14pt" style:font-style-complex="normal" style:font-weight-complex="bold"/>
    </style:style>
    <style:style style:name="MT5" style:family="text">
      <style:text-properties style:font-name="Arial" fo:font-size="7pt" style:font-size-asian="7pt" style:font-name-complex="Bitstream Charter" style:font-size-complex="7pt"/>
    </style:style>
    <style:style style:name="MT6" style:family="text">
      <style:text-properties style:font-name="Arial" fo:font-size="7pt" officeooo:rsid="00e5c938" fo:background-color="transparent" loext:char-shading-value="0" style:font-size-asian="7pt" style:font-name-complex="Bitstream Charter" style:font-size-complex="7pt"/>
    </style:style>
    <style:style style:name="MT7" style:family="text">
      <style:text-properties fo:font-weight="bold" style:font-weight-asian="bold" style:font-weight-complex="bold"/>
    </style:style>
    <style:style style:name="MT8" style:family="text">
      <style:text-properties officeooo:rsid="00e5c938"/>
    </style:style>
    <style:style style:name="MT9" style:family="text">
      <style:text-properties fo:font-weight="normal" officeooo:rsid="00e5c938" style:font-weight-asian="normal" style:font-weight-complex="normal"/>
    </style:style>
    <style:style style:name="MT10" style:family="text">
      <style:text-properties fo:font-weight="normal" officeooo:rsid="00f5b90c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tru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MP3"><draw:frame draw:style-name="Mfr1" draw:name="Figura1" text:anchor-type="char" svg:y="0.145cm" svg:width="2.12cm" svg:height="1.187cm" draw:z-index="2"><draw:image xlink:href="Pictures/100000010000076800000426EC91BAEB67BF31D7.png" xlink:type="simple" xlink:show="embed" xlink:actuate="onLoad" draw:mime-type="image/png"/></draw:frame></text:p>
            </table:table-cell>
            <table:table-cell table:style-name="Tabela9.B1" office:value-type="string">
              <text:p text:style-name="MP4"><text:span text:style-name="MT1">VALIDAÇÃO E </text:span><text:span text:style-name="MT2">REVALIDAÇÃO</text:span><text:span text:style-name="MT1"> DE SOFTWARE</text:span></text:p>
            </table:table-cell>
            <table:table-cell table:style-name="Tabela9.C1" office:value-type="string">
              <text:p text:style-name="MP5"><text:span text:style-name="MT3">FR</text:span><text:span text:style-name="MT4">592</text:span></text:p>
            </table:table-cell>
          </table:table-row>
        </table:table>
        <text:p text:style-name="MP1"/>
      </style:header>
      <style:foot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column table:style-name="Tabela1.F"/>
          <table:table-row table:style-name="TableLine1671581554480">
            <table:table-cell table:style-name="Tabela1.A1" office:value-type="string">
              <text:p text:style-name="MP6"><text:span text:style-name="MT5">FR</text:span><text:span text:style-name="MT6">592 </text:span><text:span text:style-name="MT5">– REV</text:span><text:span text:style-name="MT6">00</text:span></text:p>
            </table:table-cell>
            <table:table-cell table:style-name="Tabela1.A1" office:value-type="string">
              <text:p text:style-name="MP7"><text:span text:style-name="MT7">Coleta:</text:span> <text:span text:style-name="MT8">Todos os setores</text:span></text:p>
            </table:table-cell>
            <table:table-cell table:style-name="Tabela1.A1" office:value-type="string">
              <text:p text:style-name="MP8">Armazenamento: <text:span text:style-name="MT9">Eletrônico </text:span><text:span text:style-name="MT10">no sistema qualyteam </text:span></text:p>
            </table:table-cell>
            <table:table-cell table:style-name="Tabela1.A1" office:value-type="string">
              <text:p text:style-name="MP9">Recuperação: <text:span text:style-name="MT9">N° de Validação</text:span></text:p>
            </table:table-cell>
            <table:table-cell table:style-name="Tabela1.A1" office:value-type="string">
              <text:p text:style-name="MP10">Retenção: <text:span text:style-name="MT9">Enquanto o sistema estiver vigente.</text:span></text:p>
            </table:table-cell>
            <table:table-cell table:style-name="Tabela1.F1" office:value-type="string">
              <text:p text:style-name="MP10">Disposição: <text:span text:style-name="MT9">Deletar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1-30T15:58:01.864739015</meta:creation-date>
    <dc:date>2024-02-21T15:22:26.050000000</dc:date>
    <meta:editing-duration>PT18H55M56S</meta:editing-duration>
    <meta:editing-cycles>128</meta:editing-cycles>
    <meta:generator>LibreOffice/7.3.4.2$Windows_X86_64 LibreOffice_project/728fec16bd5f605073805c3c9e7c4212a0120dc5</meta:generator>
    <meta:print-date>2018-12-07T16:21:53.655485354</meta:print-date>
    <meta:document-statistic meta:table-count="6" meta:image-count="1" meta:object-count="0" meta:page-count="3" meta:paragraph-count="59" meta:word-count="240" meta:character-count="1604" meta:non-whitespace-character-count="1408"/>
  </office:meta>
</office:document-meta>
</file>